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table:number-columns-repeated="25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7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>
            <text:p>Algo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2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80" office:value-type="string" calcext:value-type="string">
            <text:p>Parcours séquentiel + variant/invariant</text:p>
          </table:table-cell>
          <table:table-cell table:style-name="ce77"/>
          <table:table-cell table:style-name="ce80" office:value-type="string" calcext:value-type="string">
            <text:p>Fonction Andy Warhol</text:p>
          </table:table-cell>
          <table:table-cell table:style-name="ce77" table:number-columns-repeated="4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table:number-columns-repeated="46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48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5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7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8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7"/>
          <table:table-cell table:number-columns-repeated="951"/>
        </table:table-row>
        <table:table-row table:style-name="ro9" table:number-rows-repeated="1048490">
          <table:table-cell table:number-columns-repeated="1020"/>
        </table:table-row>
        <table:table-row table:style-name="ro9">
          <table:table-cell table:number-columns-repeated="1020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8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number-columns-repeated="2" table:style-name="ce15" office:value-type="string" calcext:value-type="string">
            <text:p>Algo</text:p>
          </table:table-cell>
          <table:table-cell table:style-name="ce15" table:number-columns-repeated="8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table:number-columns-repeated="41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108" office:value-type="string" calcext:value-type="string">
            <text:p>Exercices arbres binaires</text:p>
          </table:table-cell>
          <table:table-cell table:style-name="ce77" table:number-columns-repeated="4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2" table:style-name="ce31" office:value-type="date" office:date-value="2021-12-01" calcext:value-type="date">
            <text:p>1 déc.</text:p>
          </table:table-cell>
          <table:table-cell table:style-name="ce31" table:number-columns-repeated="45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45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style-name="ce67" table:number-columns-repeated="66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4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4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5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5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4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5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5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5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4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5"/>
          <table:table-cell table:number-columns-repeated="945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0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5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4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5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5"/>
          <table:table-cell table:number-columns-repeated="945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4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5"/>
          <table:table-cell table:number-columns-repeated="945"/>
        </table:table-row>
        <table:table-row table:style-name="ro9" table:number-rows-repeated="1048504">
          <table:table-cell table:number-columns-repeated="1022"/>
        </table:table-row>
        <table:table-row table:style-name="ro9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 style:data-style-name="N2" text:time-value="11:51:47.931919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2-05T00:26:27.387406072</dc:date>
    <meta:editing-duration>P263DT22H44M54S</meta:editing-duration>
    <meta:editing-cycles>1020</meta:editing-cycles>
    <meta:generator>LibreOffice/6.1.5.2$Linux_X86_64 LibreOffice_project/10$Build-2</meta:generator>
    <meta:document-statistic meta:table-count="3" meta:cell-count="710" meta:object-count="0"/>
  </office:meta>
</office:document-meta>
</file>